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2016/7/13</text:p>
          </table:table-cell>
          <table:table-cell table:style-name="ce3" office:value-type="string" calcext:value-type="string">
            <text:p>2016/7/20</text:p>
          </table:table-cell>
          <table:table-cell table:style-name="ce3" office:value-type="string" calcext:value-type="string">
            <text:p>2017/7/3</text:p>
          </table:table-cell>
          <table:table-cell table:style-name="ce3" office:value-type="string" calcext:value-type="string">
            <text:p>2017/7/4</text:p>
          </table:table-cell>
          <table:table-cell table:style-name="ce3" office:value-type="string" calcext:value-type="string">
            <text:p>2017/9/21</text:p>
          </table:table-cell>
          <table:table-cell table:style-name="ce3" office:value-type="string" calcext:value-type="string">
            <text:p>2018/7/10</text:p>
          </table:table-cell>
          <table:table-cell table:style-name="ce3" office:value-type="string" calcext:value-type="string">
            <text:p>2018/7/12</text:p>
          </table:table-cell>
          <table:table-cell table:style-name="ce3" office:value-type="string" calcext:value-type="string">
            <text:p>2019/6/11</text:p>
          </table:table-cell>
          <table:table-cell table:style-name="ce3" office:value-type="string" calcext:value-type="string">
            <text:p>2020/9/1</text:p>
          </table:table-cell>
          <table:table-cell table:style-name="ce3" office:value-type="string" calcext:value-type="string">
            <text:p>2021/10/6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:.M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:.M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:.M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:.M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:.M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8:.M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9:.M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:.M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:.M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:.M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3:.M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4:.M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5:.M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16:.M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7:.M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8:.M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9:.M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0:.M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1:.M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2:.M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23:.M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24:.M24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/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7:.M27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8:.M2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29:.M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30:.M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M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2:.M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3:.M3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4:.M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5:.M3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6:.M3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7:.M3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8:.M3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9:.M3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M4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1:.M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2:.M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M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4:.M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5:.M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6:.M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47:.M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48:.M48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/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M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2:.M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3:.M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4:.M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5:.M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6:.M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7:.M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8:.M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9:.M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0:.M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1:.M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2:.M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3:.M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4:.M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65:.M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66:.M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67:.M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68:.M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69:.M69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/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formula="of:=SUM([.D72:.M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3:.M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4:.M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5:.M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6:.M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7:.M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8:.M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9:.M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0:.M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1:.M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"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2:.M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3:.M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84:.M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85:.M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86:.M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87:.M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88:.M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89:.M8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/00/00</text:date>, <text:time style:data-style-name="N2" text:time-value="09:15:49.7764982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2T16:02:06.719770336</dc:date>
    <meta:editing-duration>PT7H51S</meta:editing-duration>
    <meta:editing-cycles>12</meta:editing-cycles>
    <meta:generator>LibreOffice/6.4.7.2$Linux_X86_64 LibreOffice_project/40$Build-2</meta:generator>
    <meta:document-statistic meta:table-count="1" meta:cell-count="487" meta:object-count="0"/>
  </office:meta>
</office:document-meta>
</file>